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Heading_20_1">
      <style:paragraph-properties fo:line-height="150%"/>
    </style:style>
    <style:style style:name="P6" style:family="paragraph" style:parent-style-name="Heading_20_1">
      <style:paragraph-properties fo:line-height="150%"/>
      <style:text-properties fo:language="en" fo:country="none"/>
    </style:style>
    <style:style style:name="P7" style:family="paragraph" style:parent-style-name="Standard">
      <style:paragraph-properties fo:line-height="150%"/>
      <style:text-properties fo:language="en" fo:country="none"/>
    </style:style>
    <style:style style:name="P8" style:family="paragraph" style:parent-style-name="Text_20_body">
      <style:paragraph-properties fo:line-height="150%"/>
      <style:text-properties fo:language="en" fo:country="none"/>
    </style:style>
    <style:style style:name="P9" style:family="paragraph" style:parent-style-name="Text_20_body">
      <style:paragraph-properties fo:line-height="15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onspekt projektu z Sieci Neuronowych</text:p>
      <text:p text:style-name="P4"/>
      <text:p text:style-name="P2">Jakub Ruszkowski</text:p>
      <text:p text:style-name="P2">Mateusz Kaczmarski</text:p>
      <text:h text:style-name="P5" text:outline-level="1">Temat</text:h>
      <text:p text:style-name="P3">Prezentacja możliwości sieci typu autoencoder w oparciu o bibliotekę Encog na przykładzie klasyfikacji rodzajów terenu na zdjęciach satelitarnych.</text:p>
      <text:p text:style-name="P7"/>
      <text:h text:style-name="P6" text:outline-level="1">Opis projektu</text:h>
      <text:p text:style-name="P8">Celem projektu jest zaimplementowanie aplikacji ekstrahującej cechy budynków z danego zdjęcia satelitarnego. Aplikacja oznacza na obrazie wejściowym regiony, które klasyfikują się jako budynki. Schemat działania:<text:line-break/>1) Wczytanie obrazu do przetworzenia.<text:line-break/>2) Wstępny preprocessing obrazu oraz jego segmentacja<text:line-break/>3) Ekstrakcja cech z fragmentów obrazu wejściowego<text:line-break/>4) Analiza obrazu przez sieć neuronową<text:line-break/>5) Obraz wejściowy z zaznaczonymi regionami, gdzie występują budynki</text:p>
      <text:h text:style-name="Heading_20_2" text:outline-level="2">Preprocessing obrazu</text:h>
      <text:p text:style-name="Text_20_body">Do początkowej segmentacji obrazu wykorzystywany jest algorytm „seeded region growing”, który wyszukuje obszary dachów.<text:line-break/>Najpierw równomiernie na obrazie zostają rozmieszczone punkty startowe. Następnie do znalezionego regionu dodawanie są sąsiedzi, których wartość jest porównywalna do analizowanego piksela (z pewną założoną tolerancją). Algorytm działa rekurencyjnie.<text:line-break/>Formuła do obliczania wartości pikseli:<text:line-break/><draw:frame draw:style-name="fr1" draw:name="Obiekt3" text:anchor-type="as-char" svg:y="-0.377cm" svg:width="6.047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Badane cechy</text:h>
      <text:p text:style-name="Text_20_body">Area – jest liczony jako liczba pikseli należących do obszaru. Jeśli jest większa niż 10000 obszar jest odrzucany.</text:p>
      <text:p text:style-name="Text_20_body">Perimeter – liczba pikseli należących do obwodu obszaru</text:p>
      <text:p text:style-name="Text_20_body">Roundness – niezależny od rozmiaru obszaru, liczony jako<text:line-break/><draw:frame draw:style-name="fr1" draw:name="Obiekt4" text:anchor-type="as-char" svg:y="-0.437cm" svg:width="5.412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Compactness - </text:p>
      <text:p text:style-name="Text_20_body"><text:soft-page-break/>Specific angles - </text:p>
      <text:h text:style-name="P5" text:outline-level="1">Cel badań</text:h>
      <text:p text:style-name="P1">ŻEBY ZALICZYĆ</text:p>
      <text:h text:style-name="P5" text:outline-level="1">Wykorzystywane techniki</text:h>
      <text:p text:style-name="P1">O Autoencoderze</text:p>
      <text:p text:style-name="P1">+ Encog</text:p>
      <text:p text:style-name="P1">+OpenCV</text:p>
      <text:h text:style-name="P5" text:outline-level="1">Opis danych</text:h>
      <text:p text:style-name="P1">Dane wejściowe – obraz satelitarny, na którym należy nanieść obszary zabudowane</text:p>
      <text:p text:style-name="P1">Dane wyjściowe – obraz wejściowy z zaznaczonymi obszarami, na których występują budynki</text:p>
      <text:h text:style-name="P5" text:outline-level="1">Sposób weryfikacji rezultatów</text:h>
      <text:p text:style-name="P1">Do weryfikacji wyników uzyskanych przez aplikację będziemy korzystać z fragmentów obrazu o wielkości 1000x1000 pikseli. Porównywać będziemy liczbę budynków wykrytych przez algorytm z ich faktyczną liczbą wykrytą w inny sposób np.: manualnie.</text:p>
      <text:p text:style-name="P1"><draw:frame draw:style-name="fr1" draw:name="Obiekt1" text:anchor-type="as-char" svg:y="-0.377cm" svg:width="4.521cm" svg:height="0.483cm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iekt2" text:anchor-type="as-char" svg:y="-0.377cm" svg:width="4.54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gdzie </text:p>
      <text:p text:style-name="P1">TP <text:s/>(True Positive) – liczba budynków wykrytych zarówno przez algorytm jak i manualne podejście<text:line-break/>FP (False Positive) – liczba budynków wykrytych przez algorytm ale nie manualnie<text:line-break/>TN (True Negative) – liczba budynków wykrytych manualnie ale nie przez algorytm<text:line-break/>DP (Detection Percentage) – ile z istniejących na obrazie budynków zostało wykrytych przez algorytm</text:p>
      <text:p text:style-name="P1">BF (Branch Factor) – ile budynków zostało błędnie wykrytych</text:p>
      <text:h text:style-name="P5" text:outline-level="1">Literatura bazowa</text:h>
      <text:p text:style-name="P1">http://www.researchgate.net/publication/228717458_Automatic_extraction_of_building_features_from_high_resolution_satellite_images_using_artificial_neural_networks</text:p>
      <text:p text:style-name="P1"><text:soft-page-break/>http://www.earsel.org/symposia/2003-symposium-Ghent/pdf/B10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9T20:12:13.21</meta:creation-date>
    <dc:date>2015-11-09T23:51:30.20</dc:date>
    <meta:editing-duration>PT3H37M15S</meta:editing-duration>
    <meta:editing-cycles>5</meta:editing-cycles>
    <meta:generator>OpenOffice/4.1.1$Win32 OpenOffice.org_project/411m6$Build-9775</meta:generator>
    <dc:creator>j r</dc:creator>
    <meta:document-statistic meta:table-count="0" meta:image-count="0" meta:object-count="4" meta:page-count="3" meta:paragraph-count="33" meta:word-count="317" meta:character-count="2587"/>
  </office:meta>
</office:document-meta>
</file>

<file path=Object 1/content.xml><?xml version="1.0" encoding="utf-8"?>
<math xmlns="http://www.w3.org/1998/Math/MathML">
  <semantics>
    <mrow>
      <mrow>
        <mi mathvariant="italic">DP</mi>
        <mo stretchy="false">=</mo>
        <mrow>
          <mrow>
            <mn>100</mn>
            <mo stretchy="false">∗</mo>
            <mi mathvariant="italic">TP</mi>
          </mrow>
          <mo stretchy="false">/</mo>
          <mrow>
            <mo stretchy="false">(</mo>
            <mrow>
              <mrow>
                <mi mathvariant="italic">TP</mi>
                <mo stretchy="false">+</mo>
                <mi mathvariant="italic">TN</mi>
              </mrow>
            </mrow>
            <mo stretchy="false">)</mo>
          </mrow>
        </mrow>
      </mrow>
    </mrow>
    <annotation encoding="StarMath 5.0">DP = 100*TP / (TP + TN)  </annotation>
  </semantics>
</math>
</file>

<file path=Object 2/content.xml><?xml version="1.0" encoding="utf-8"?>
<math xmlns="http://www.w3.org/1998/Math/MathML">
  <semantics>
    <mrow>
      <mrow>
        <mi mathvariant="italic">BF</mi>
        <mo stretchy="false">=</mo>
        <mrow>
          <mrow>
            <mn>100</mn>
            <mo stretchy="false">∗</mo>
            <mi mathvariant="italic">FP</mi>
          </mrow>
          <mo stretchy="false">/</mo>
          <mrow>
            <mo stretchy="false">(</mo>
            <mrow>
              <mrow>
                <mi mathvariant="italic">TP</mi>
                <mo stretchy="false">+</mo>
                <mi mathvariant="italic">FP</mi>
              </mrow>
            </mrow>
            <mo stretchy="false">)</mo>
          </mrow>
        </mrow>
      </mrow>
    </mrow>
    <annotation encoding="StarMath 5.0">BF = 100 * FP / (TP + FP)</annotation>
  </semantics>
</math>
</file>

<file path=Object 3/content.xml><?xml version="1.0" encoding="utf-8"?>
<math xmlns="http://www.w3.org/1998/Math/MathML">
  <semantics>
    <mrow>
      <mrow>
        <mi>I</mi>
        <mo stretchy="false">=</mo>
        <mrow>
          <mrow>
            <mrow>
              <mn>0,299</mn>
              <mo stretchy="false">∗</mo>
              <mi>R</mi>
            </mrow>
            <mo stretchy="false">+</mo>
            <mrow>
              <mn>0,587</mn>
              <mo stretchy="false">∗</mo>
              <mi>G</mi>
            </mrow>
          </mrow>
          <mo stretchy="false">+</mo>
          <mrow>
            <mn>0,114</mn>
            <mo stretchy="false">∗</mo>
            <mi>B</mi>
          </mrow>
        </mrow>
      </mrow>
    </mrow>
    <annotation encoding="StarMath 5.0">I = 0,299 * R + 0,587 * G + 0,114 * B</annotation>
  </semantics>
</math>
</file>

<file path=Object 4/content.xml><?xml version="1.0" encoding="utf-8"?>
<math xmlns="http://www.w3.org/1998/Math/MathML">
  <semantics>
    <mrow>
      <mrow>
        <mi mathvariant="italic">Roundness</mi>
        <mo stretchy="false">=</mo>
        <mrow>
          <mrow>
            <mn>4</mn>
            <mo stretchy="false">∗</mo>
            <mo stretchy="false">Π</mo>
          </mrow>
          <mo stretchy="false">/</mo>
          <msup>
            <mi mathvariant="italic">Perimeter</mi>
            <mn>2</mn>
          </msup>
        </mrow>
      </mrow>
    </mrow>
    <annotation encoding="StarMath 5.0">Roundness = 4 * %iPI / Perimeter^2</annotation>
  </semantics>
</math>
</file>